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1bec" officeooo:paragraph-rsid="00041bec"/>
    </style:style>
    <style:style style:name="P2" style:family="paragraph" style:parent-style-name="Standard">
      <style:text-properties officeooo:rsid="00041bec" officeooo:paragraph-rsid="00041bec"/>
    </style:style>
    <style:style style:name="P3" style:family="paragraph" style:parent-style-name="Standard">
      <style:text-properties fo:font-weight="bold" officeooo:rsid="00041bec" officeooo:paragraph-rsid="00041bec" style:font-weight-asian="bold" style:font-weight-complex="bold"/>
    </style:style>
    <style:style style:name="P4" style:family="paragraph" style:parent-style-name="Standard">
      <style:text-properties fo:font-weight="bold" officeooo:rsid="0005613b" officeooo:paragraph-rsid="000561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5613b" officeooo:paragraph-rsid="0005613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71951" officeooo:paragraph-rsid="0007195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85391" officeooo:paragraph-rsid="0008539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a4bfb" officeooo:paragraph-rsid="000a4bf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b3c5f" officeooo:paragraph-rsid="000b3c5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b4cb9" officeooo:paragraph-rsid="000b4cb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cb658" officeooo:paragraph-rsid="000cb65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eea4e" officeooo:paragraph-rsid="000eea4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0adfa" officeooo:paragraph-rsid="0010adf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25d25" officeooo:paragraph-rsid="00125d2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347ad" officeooo:paragraph-rsid="001347ad" style:font-weight-asian="bold" style:font-weight-complex="bold"/>
    </style:style>
    <style:style style:name="P16" style:family="paragraph" style:parent-style-name="Standard">
      <style:text-properties fo:font-weight="normal" officeooo:rsid="00041bec" officeooo:paragraph-rsid="00041be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71951" officeooo:paragraph-rsid="0007195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85391" officeooo:paragraph-rsid="0008539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a4bfb" officeooo:paragraph-rsid="000a4bf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b3c5f" officeooo:paragraph-rsid="000b3c5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cb658" officeooo:paragraph-rsid="000cb65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0eea4e" officeooo:paragraph-rsid="000eea4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0adfa" officeooo:paragraph-rsid="0010adf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500fe" officeooo:paragraph-rsid="001500f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adfa" officeooo:paragraph-rsid="0010adfa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2c4b" officeooo:paragraph-rsid="00122c4b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5d25" officeooo:paragraph-rsid="00125d25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25d25" officeooo:paragraph-rsid="00125d25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5" style:family="text">
      <style:text-properties style:font-name="Liberation Serif" style:font-name-asian="Liberation Serif" style:font-name-complex="Liberation Serif"/>
    </style:style>
    <style:style style:name="T6" style:family="text">
      <style:text-properties style:font-name="Liberation Serif" style:text-underline-style="none" fo:font-weight="normal" style:font-name-asian="Liberation Serif" style:font-weight-asian="normal" style:font-name-complex="Liberation Serif" style:font-weight-complex="normal"/>
    </style:style>
    <style:style style:name="T7" style:family="text">
      <style:text-properties style:font-name="Liberation Serif" style:text-underline-style="none" fo:font-weight="normal" officeooo:rsid="00071951" style:font-name-asian="Liberation Serif" style:font-weight-asian="normal" style:font-name-complex="Liberation Serif" style:font-weight-complex="normal"/>
    </style:style>
    <style:style style:name="T8" style:family="text">
      <style:text-properties style:font-name="Liberation Serif" style:text-underline-style="none" fo:font-weight="normal" officeooo:rsid="00085391" style:font-name-asian="Liberation Serif" style:font-weight-asian="normal" style:font-name-complex="Liberation Serif" style:font-weight-complex="normal"/>
    </style:style>
    <style:style style:name="T9" style:family="text">
      <style:text-properties style:font-name="Liberation Serif" style:text-underline-style="none" fo:font-weight="normal" officeooo:rsid="000a4bfb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style:text-underline-style="none" fo:font-weight="normal" officeooo:rsid="00125d25" style:font-name-asian="Liberation Serif" style:font-weight-asian="normal" style:font-name-complex="Liberation Serif" style:font-weight-complex="normal"/>
    </style:style>
    <style:style style:name="T11" style:family="text">
      <style:text-properties style:font-name="Liberation Serif" style:text-underline-style="none" style:font-name-asian="Liberation Serif" style:font-name-complex="Liberation Serif"/>
    </style:style>
    <style:style style:name="T12" style:family="text">
      <style:text-properties style:font-name="Liberation Serif" style:text-underline-style="none" officeooo:rsid="00071951" style:font-name-asian="Liberation Serif" style:font-name-complex="Liberation Serif"/>
    </style:style>
    <style:style style:name="T13" style:family="text">
      <style:text-properties style:font-name="Liberation Serif" style:text-underline-style="none" officeooo:rsid="000b4cb9" style:font-name-asian="Liberation Serif" style:font-name-complex="Liberation Serif"/>
    </style:style>
    <style:style style:name="T14" style:family="text">
      <style:text-properties style:font-name="Liberation Serif" style:text-underline-style="none" officeooo:rsid="0010adfa" style:font-name-asian="Liberation Serif" style:font-name-complex="Liberation Serif"/>
    </style:style>
    <style:style style:name="T15" style:family="text">
      <style:text-properties style:font-name="Liberation Serif" style:text-underline-style="none" fo:font-weight="bold" style:font-name-asian="Liberation Serif" style:font-weight-asian="bold" style:font-name-complex="Liberation Serif" style:font-weight-complex="bold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fo:font-weight="normal" style:font-weight-asian="normal" style:font-weight-complex="normal"/>
    </style:style>
    <style:style style:name="T18" style:family="text">
      <style:text-properties style:font-name="Liberation Serif1" fo:font-weight="normal" style:font-name-asian="Noto Serif CJK SC" style:font-weight-asian="normal" style:font-name-complex="Lohit Devanagari1" style:font-weight-complex="normal"/>
    </style:style>
    <style:style style:name="T19" style:family="text">
      <style:text-properties style:font-name="Liberation Serif1" style:font-name-asian="Noto Serif CJK SC" style:font-name-complex="Lohit Devanagari1"/>
    </style:style>
    <style:style style:name="T20" style:family="text">
      <style:text-properties officeooo:rsid="000a4b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 4.1</text:p>
      <text:p text:style-name="P2"/>
      <text:p text:style-name="P2"><text:span text:style-name="T1">Si</text:span> Tutu ≤<text:span text:style-name="T20"> </text:span>Toto + 4 ET Tata &lt;&gt; "OK" <text:span text:style-name="T1">Alors</text:span><text:line-break/>Tutu ← Tutu - 1<text:line-break/><text:span text:style-name="T1">Sinon</text:span><text:line-break/>Tutu ← Tutu + 1<text:line-break/><text:span text:style-name="T1">Finsi</text:span></text:p>
      <text:p text:style-name="P2"/>
      <text:p text:style-name="P2">Exercice 4.2</text:p>
      <text:p text:style-name="P2"/>
      <text:p text:style-name="P2"><text:span text:style-name="T1">Variables</text:span> h, m <text:span text:style-name="T1">en</text:span> <text:span text:style-name="T1">Numérique</text:span><text:line-break/><text:span text:style-name="T1">Début</text:span><text:line-break/><text:span text:style-name="T1">Ecrire</text:span> "Entrez les heures, puis les minutes : "<text:line-break/><text:span text:style-name="T1">Lire</text:span> h, m<text:line-break/>m ← m + 1<text:line-break/><text:span text:style-name="T1">Si</text:span> m = 60 <text:span text:style-name="T1">Alors</text:span><text:line-break/>m ← 0<text:line-break/>h ← h + 1<text:line-break/><text:span text:style-name="T1">FinSi</text:span><text:line-break/><text:span text:style-name="T1">Si</text:span> h = 24 <text:span text:style-name="T1">Alors</text:span><text:line-break/>h ← 0<text:line-break/><text:span text:style-name="T1">FinSi</text:span><text:line-break/><text:span text:style-name="T1">Ecrire</text:span> "Dans une minute il sera ", h, "heure(s) ", m, "minute(s)"<text:line-break/><text:span text:style-name="T1">Fin</text:span></text:p>
      <text:p text:style-name="P2"/>
      <text:p text:style-name="P2">Exercice 4.3</text:p>
      <text:p text:style-name="P2"/>
      <text:p text:style-name="P3">Variables <text:span text:style-name="T2">h, m, s </text:span>en Numérique</text:p>
      <text:p text:style-name="P3">Début</text:p>
      <text:p text:style-name="P3">Ecrire <text:span text:style-name="T3">"</text:span><text:span text:style-name="T17">Entrez les heure, puis les minutes, puis les secondes : </text:span><text:span text:style-name="T3">"</text:span></text:p>
      <text:p text:style-name="P3"><text:span text:style-name="T16">Lire </text:span><text:span text:style-name="T17">h, m, s</text:span></text:p>
      <text:p text:style-name="P3"><text:span text:style-name="T17">s </text:span><text:span text:style-name="T4">←</text:span><text:span text:style-name="T18"> s + 1</text:span></text:p>
      <text:p text:style-name="P3"><text:span text:style-name="T19">Si </text:span><text:span text:style-name="T18">s = 60 </text:span><text:span text:style-name="T19">Alors</text:span></text:p>
      <text:p text:style-name="P16"><text:span text:style-name="T19">s </text:span><text:span text:style-name="T5">←</text:span><text:span text:style-name="T19"> 0</text:span></text:p>
      <text:p text:style-name="P16"><text:span text:style-name="T19">m </text:span><text:span text:style-name="T5">← m + 1</text:span></text:p>
      <text:p text:style-name="P3"><text:span text:style-name="T5">Finsi</text:span></text:p>
      <text:p text:style-name="P3"><text:span text:style-name="T5">Si</text:span><text:span text:style-name="T4"> m = 60 </text:span><text:span text:style-name="T5">Alors</text:span></text:p>
      <text:p text:style-name="P16"><text:span text:style-name="T5">m ← 0</text:span></text:p>
      <text:p text:style-name="P16"><text:span text:style-name="T5">h ← h + 1</text:span></text:p>
      <text:p text:style-name="P3"><text:span text:style-name="T5">Finsi</text:span></text:p>
      <text:p text:style-name="P3"><text:span text:style-name="T5">Si </text:span><text:span text:style-name="T4">h = 24 </text:span><text:span text:style-name="T5">Alors</text:span></text:p>
      <text:p text:style-name="P16"><text:span text:style-name="T5">h ← 0</text:span></text:p>
      <text:p text:style-name="P3"><text:span text:style-name="T5">Finsi</text:span></text:p>
      <text:p text:style-name="P3"><text:span text:style-name="T5">Ecrire "</text:span><text:span text:style-name="T6">Dans une seconde il sera ", h, "h", m, "m et ", s, "s"</text:span></text:p>
      <text:p text:style-name="P4"><text:span text:style-name="T11">Fin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6"/></text:p>
      <text:p text:style-name="P5"><text:soft-page-break/><text:span text:style-name="T6">Exercice 4.4</text:span></text:p>
      <text:p text:style-name="P5"><text:span text:style-name="T11"/></text:p>
      <text:p text:style-name="P5"><text:span text:style-name="T11">Variables </text:span><text:span text:style-name="T6">n, p </text:span><text:span text:style-name="T11">en Numérique</text:span></text:p>
      <text:p text:style-name="P5"><text:span text:style-name="T11">Début</text:span></text:p>
      <text:p text:style-name="P5"><text:span text:style-name="T11">Ecrire</text:span><text:span text:style-name="T6"> "Nombre de photocopies : "</text:span></text:p>
      <text:p text:style-name="P5"><text:span text:style-name="T11">Lire</text:span><text:span text:style-name="T6"> n</text:span></text:p>
      <text:p text:style-name="P5"><text:span text:style-name="T11">Si</text:span><text:span text:style-name="T6"> n ≤</text:span><text:span text:style-name="T9"> </text:span><text:span text:style-name="T6">10</text:span><text:span text:style-name="T11"> Alors</text:span></text:p>
      <text:p text:style-name="P5"><text:span text:style-name="T6">p ← n * 0,1</text:span></text:p>
      <text:p text:style-name="P5"><text:span text:style-name="T11">SinonSi</text:span><text:span text:style-name="T6"> n ≤</text:span><text:span text:style-name="T9"> </text:span><text:span text:style-name="T6">30</text:span><text:span text:style-name="T11"> Alors</text:span></text:p>
      <text:p text:style-name="P5"><text:span text:style-name="T6">p ← 10 * 0,1 + (n – 10) * 0,09</text:span></text:p>
      <text:p text:style-name="P5"><text:span text:style-name="T11">Sinon</text:span></text:p>
      <text:p text:style-name="P5"><text:span text:style-name="T6">p ← 10 * 0,1 + 20 * 0,09 + (n – 30) * 0,08</text:span><text:span text:style-name="T11"> </text:span></text:p>
      <text:p text:style-name="P5"><text:span text:style-name="T11">Finsi</text:span></text:p>
      <text:p text:style-name="P5"><text:span text:style-name="T11">Ecrire </text:span><text:span text:style-name="T12">"</text:span><text:span text:style-name="T7">Le prix total est : ", p</text:span></text:p>
      <text:p text:style-name="P6"><text:span text:style-name="T11">Fin</text:span></text:p>
      <text:p text:style-name="P6"><text:span text:style-name="T11"/></text:p>
      <text:p text:style-name="P17"><text:span text:style-name="T11">Exercice 4.5</text:span></text:p>
      <text:p text:style-name="P17"><text:span text:style-name="T11"/></text:p>
      <text:p text:style-name="P6"><text:span text:style-name="T11">Variable </text:span><text:span text:style-name="T6">sex </text:span><text:span text:style-name="T11">en Caractère</text:span></text:p>
      <text:p text:style-name="P6"><text:span text:style-name="T11">Variable </text:span><text:span text:style-name="T6">age </text:span><text:span text:style-name="T11">en Numérique</text:span></text:p>
      <text:p text:style-name="P6"><text:span text:style-name="T11">Variables </text:span><text:span text:style-name="T6">C1, C2 </text:span><text:span text:style-name="T11">en Booléen</text:span></text:p>
      <text:p text:style-name="P6"><text:span text:style-name="T11">Début</text:span></text:p>
      <text:p text:style-name="P6"><text:span text:style-name="T11">Ecrire "</text:span><text:span text:style-name="T6">Entrez le sexe (M/F) : "</text:span></text:p>
      <text:p text:style-name="P6"><text:span text:style-name="T11">Lire </text:span><text:span text:style-name="T6">sex</text:span></text:p>
      <text:p text:style-name="P6"><text:span text:style-name="T11">Ecrire "</text:span><text:span text:style-name="T6">Entrez l’âges : "</text:span></text:p>
      <text:p text:style-name="P6"><text:span text:style-name="T11">Lire </text:span><text:span text:style-name="T6">age</text:span></text:p>
      <text:p text:style-name="P6"><text:span text:style-name="T6">C1 ← sex = "M" ET age &gt; 20</text:span></text:p>
      <text:p text:style-name="P6"><text:span text:style-name="T6">C2 ← sex = "F" ET (age &gt; 18 ET age &lt; 35)</text:span></text:p>
      <text:p text:style-name="P6"><text:span text:style-name="T11">Si </text:span><text:span text:style-name="T6">C1 ou C2 </text:span><text:span text:style-name="T11">Alors </text:span></text:p>
      <text:p text:style-name="P6"><text:span text:style-name="T11">Ecrire </text:span><text:span text:style-name="T6">"</text:span><text:span text:style-name="T8">Imposable</text:span><text:span text:style-name="T6">"</text:span></text:p>
      <text:p text:style-name="P7"><text:span text:style-name="T11">Sinon</text:span></text:p>
      <text:p text:style-name="P7"><text:span text:style-name="T11">Ecrire </text:span><text:span text:style-name="T6">"Non Imposable"</text:span></text:p>
      <text:p text:style-name="P7"><text:span text:style-name="T11">FinSi</text:span></text:p>
      <text:p text:style-name="P7"><text:span text:style-name="T11">Fin</text:span></text:p>
      <text:p text:style-name="P7"><text:span text:style-name="T11"/></text:p>
      <text:p text:style-name="P18"><text:span text:style-name="T11">Exercice 4.6</text:span></text:p>
      <text:p text:style-name="P7"><text:span text:style-name="T11"/></text:p>
      <text:p text:style-name="P7"><text:span text:style-name="T11">Variables </text:span><text:span text:style-name="T6">A, B, C, D </text:span><text:span text:style-name="T11">en Numérique</text:span></text:p>
      <text:p text:style-name="P7"><text:span text:style-name="T11">Variables </text:span><text:span text:style-name="T6">C1, C2, C3, C4 </text:span><text:span text:style-name="T11">en Booléen</text:span></text:p>
      <text:p text:style-name="P7"><text:span text:style-name="T11">Début</text:span></text:p>
      <text:p text:style-name="P7"><text:span text:style-name="T11">Ecrire </text:span><text:span text:style-name="T6">"Entrez les scores des quatre prétendants : "</text:span></text:p>
      <text:p text:style-name="P7"><text:span text:style-name="T11">Lire </text:span><text:span text:style-name="T6">A, B, C, D</text:span></text:p>
      <text:p text:style-name="P7"><text:span text:style-name="T6">C1 ← A &gt; 50</text:span></text:p>
      <text:p text:style-name="P7"><text:span text:style-name="T6">C2 ← B &gt; 50 ou C &gt; 50 ou D &gt; 50</text:span></text:p>
      <text:p text:style-name="P7"><text:span text:style-name="T6">C3 ← A ≥</text:span><text:span text:style-name="T9"> B et A ≥ C et A ≥ D</text:span></text:p>
      <text:p text:style-name="P8"><text:span text:style-name="T6">C4 ← A ≥ 12,5</text:span></text:p>
      <text:p text:style-name="P8"><text:span text:style-name="T11">Si </text:span><text:span text:style-name="T6">C1 </text:span><text:span text:style-name="T11">Alors</text:span></text:p>
      <text:p text:style-name="P8"><text:span text:style-name="T11">Ecrire </text:span><text:span text:style-name="T6">"Elu au premier tour"</text:span></text:p>
      <text:p text:style-name="P8"><text:span text:style-name="T11">SinonSi </text:span><text:span text:style-name="T6">C2 ou Non(C4) </text:span><text:span text:style-name="T11">Alors</text:span></text:p>
      <text:p text:style-name="P8"><text:span text:style-name="T11">Ecrire </text:span><text:span text:style-name="T6">"Battu, éliminé, sortir !!!"</text:span></text:p>
      <text:p text:style-name="P8"><text:span text:style-name="T11">SinonSi </text:span><text:span text:style-name="T6">C3 </text:span><text:span text:style-name="T11">Alors</text:span></text:p>
      <text:p text:style-name="P8"><text:span text:style-name="T11">Ecrire "</text:span><text:span text:style-name="T6">Ballotage favorable</text:span><text:span text:style-name="T11">"</text:span></text:p>
      <text:p text:style-name="P8"><text:soft-page-break/><text:span text:style-name="T11">Sinon</text:span></text:p>
      <text:p text:style-name="P8"><text:span text:style-name="T11">Ecrire "</text:span><text:span text:style-name="T6">Ballotage défavorable</text:span><text:span text:style-name="T11">"</text:span></text:p>
      <text:p text:style-name="P8"><text:span text:style-name="T11">FinSi</text:span></text:p>
      <text:p text:style-name="P8"><text:span text:style-name="T11">Fin</text:span></text:p>
      <text:p text:style-name="P8"><text:span text:style-name="T11"/></text:p>
      <text:p text:style-name="P19"><text:span text:style-name="T11">Exercice 4.7</text:span></text:p>
      <text:p text:style-name="P19"><text:span text:style-name="T11"/></text:p>
      <text:p text:style-name="P8"><text:span text:style-name="T11">Variables </text:span><text:span text:style-name="T6">age, perm, acc, assur </text:span><text:span text:style-name="T11">en Numérique</text:span></text:p>
      <text:p text:style-name="P8"><text:span text:style-name="T11">Variables </text:span><text:span text:style-name="T6">C1, C2, C3 </text:span><text:span text:style-name="T11">en Booléen</text:span></text:p>
      <text:p text:style-name="P8"><text:span text:style-name="T11">Variable </text:span><text:span text:style-name="T6">situ </text:span><text:span text:style-name="T11">en Caractère</text:span></text:p>
      <text:p text:style-name="P8"><text:span text:style-name="T11">Début</text:span></text:p>
      <text:p text:style-name="P8"><text:span text:style-name="T11">Ecrire "</text:span><text:span text:style-name="T6">Entrez l’age : </text:span><text:span text:style-name="T11">"</text:span></text:p>
      <text:p text:style-name="P8"><text:span text:style-name="T11">Lire </text:span><text:span text:style-name="T6">age</text:span></text:p>
      <text:p text:style-name="P8"><text:span text:style-name="T11">Ecrire </text:span><text:span text:style-name="T6">"Entrez le nombre d’années de permis : "</text:span></text:p>
      <text:p text:style-name="P8"><text:span text:style-name="T11">Lire </text:span><text:span text:style-name="T6">perm</text:span></text:p>
      <text:p text:style-name="P8"><text:span text:style-name="T11">Ecrire </text:span><text:span text:style-name="T6">"Entrez le nombre d’accidents : "</text:span></text:p>
      <text:p text:style-name="P8"><text:span text:style-name="T11">Lire </text:span><text:span text:style-name="T6">acc</text:span></text:p>
      <text:p text:style-name="P8"><text:span text:style-name="T11">Ecrire </text:span><text:span text:style-name="T6">"Entrez le nombre d’années d’assurance : "</text:span></text:p>
      <text:p text:style-name="P9"><text:span text:style-name="T11">Lire </text:span><text:span text:style-name="T6">assur</text:span></text:p>
      <text:p text:style-name="P9"><text:span text:style-name="T6">C1 ← age ≥ 25</text:span></text:p>
      <text:p text:style-name="P9"><text:span text:style-name="T6">C2 ← perm ≥ 2</text:span></text:p>
      <text:p text:style-name="P9"><text:span text:style-name="T6">C3 ← assur &gt; 5</text:span></text:p>
      <text:p text:style-name="P9"><text:span text:style-name="T11">Si </text:span><text:span text:style-name="T6">Non(C1) et Nom (C2) </text:span><text:span text:style-name="T11">Alors</text:span></text:p>
      <text:p text:style-name="P9"><text:span text:style-name="T11">Si </text:span><text:span text:style-name="T6">acc = 0 </text:span><text:span text:style-name="T11">Alors</text:span></text:p>
      <text:p text:style-name="P20"><text:span text:style-name="T11">situ ← "Rouge"</text:span></text:p>
      <text:p text:style-name="P9"><text:span text:style-name="T11">Sinon</text:span></text:p>
      <text:p text:style-name="P20"><text:span text:style-name="T11">situ ← "Refusé"</text:span></text:p>
      <text:p text:style-name="P9"><text:span text:style-name="T11">FinSi</text:span></text:p>
      <text:p text:style-name="P9"><text:span text:style-name="T11">SinonSi </text:span><text:span text:style-name="T6">((Non(C1) et C2) ou (C1 et Non(C2)) </text:span><text:span text:style-name="T11">Alors</text:span></text:p>
      <text:p text:style-name="P9"><text:span text:style-name="T11">Si </text:span><text:span text:style-name="T6">acc = 0 </text:span><text:span text:style-name="T11">Alors</text:span></text:p>
      <text:p text:style-name="P20"><text:span text:style-name="T11">situ ← "Orange"</text:span></text:p>
      <text:p text:style-name="P9"><text:span text:style-name="T11">SinonSi </text:span><text:span text:style-name="T6">acc = 1 </text:span><text:span text:style-name="T11">Alors</text:span></text:p>
      <text:p text:style-name="P20"><text:span text:style-name="T11">situ ← "Rouge"</text:span></text:p>
      <text:p text:style-name="P9"><text:span text:style-name="T11">Sinon</text:span></text:p>
      <text:p text:style-name="P20"><text:span text:style-name="T11">situ ← </text:span><text:span text:style-name="T13">"Refusé"</text:span></text:p>
      <text:p text:style-name="P10"><text:span text:style-name="T11">FinSi</text:span></text:p>
      <text:p text:style-name="P10"><text:span text:style-name="T11">Sinon</text:span></text:p>
      <text:p text:style-name="P11"><text:span text:style-name="T11">Si </text:span><text:span text:style-name="T6">acc = 0 </text:span><text:span text:style-name="T11">Alors</text:span></text:p>
      <text:p text:style-name="P21"><text:span text:style-name="T11">situ ← "Vert"</text:span></text:p>
      <text:p text:style-name="P12"><text:span text:style-name="T11">SinonSi</text:span><text:span text:style-name="T6"> acc = 0 </text:span><text:span text:style-name="T11">Alors</text:span></text:p>
      <text:p text:style-name="P22"><text:span text:style-name="T11">situ ← "Orange"</text:span></text:p>
      <text:p text:style-name="P12"><text:span text:style-name="T11">SinonSi </text:span><text:span text:style-name="T6">acc = 2 </text:span><text:span text:style-name="T11">Alors</text:span></text:p>
      <text:p text:style-name="P22"><text:span text:style-name="T11">situ ← "Rouge" </text:span></text:p>
      <text:p text:style-name="P12"><text:span text:style-name="T11">Sinon</text:span></text:p>
      <text:p text:style-name="P22"><text:span text:style-name="T11">situ ←</text:span><text:span text:style-name="T14">"Refusé"</text:span></text:p>
      <text:p text:style-name="P13"><text:span text:style-name="T11">FinSi</text:span></text:p>
      <text:p text:style-name="P13"><text:span text:style-name="T11">FinSi</text:span></text:p>
      <text:p text:style-name="P13"><text:span text:style-name="T11">Si</text:span><text:span text:style-name="T6"> C3 </text:span><text:span text:style-name="T11">Alors</text:span></text:p>
      <text:p text:style-name="P13"><text:span text:style-name="T11">Si </text:span><text:span text:style-name="T6">situ = "Rouge" </text:span><text:span text:style-name="T11">Alors</text:span></text:p>
      <text:p text:style-name="P23"><text:span text:style-name="T11">situ ← "Orange"</text:span></text:p>
      <text:p text:style-name="P13"><text:span text:style-name="T11">SinonSi</text:span><text:span text:style-name="T6"> situ = "Orange" </text:span><text:span text:style-name="T11">Alors</text:span></text:p>
      <text:p text:style-name="P23"><text:span text:style-name="T11">situ ← "Vert"</text:span></text:p>
      <text:p text:style-name="P13"><text:soft-page-break/><text:span text:style-name="T11">SinonSi </text:span><text:span text:style-name="T6">situ = "Vert" </text:span><text:span text:style-name="T11">Alors</text:span></text:p>
      <text:p text:style-name="P23"><text:span text:style-name="T11">situ ← "Bleu"</text:span></text:p>
      <text:p text:style-name="P13"><text:span text:style-name="T11">FinSi</text:span></text:p>
      <text:p text:style-name="P13"><text:span text:style-name="T11">FinSi</text:span></text:p>
      <text:p text:style-name="P13"><text:span text:style-name="T11">Ecrire </text:span><text:span text:style-name="T6">"Votre situation : ", situ</text:span></text:p>
      <text:p text:style-name="P13"><text:span text:style-name="T11">Fin</text:span></text:p>
      <text:p text:style-name="P13"><text:span text:style-name="T11"/></text:p>
      <text:p text:style-name="P25"><text:span text:style-name="T5">En dessous de C1, C2, C3 on écrit :</text:span></text:p>
      <text:p text:style-name="P25"><text:span text:style-name="T6"/></text:p>
      <text:p text:style-name="P25"><text:span text:style-name="T6">P ← 0</text:span></text:p>
      <text:p text:style-name="P25"><text:span text:style-name="T11">Si </text:span><text:span text:style-name="T6">Non(C1) </text:span><text:span text:style-name="T11">Alors</text:span></text:p>
      <text:p text:style-name="P25"><text:span text:style-name="T6">P ← P + 1</text:span></text:p>
      <text:p text:style-name="P26"><text:span text:style-name="T11">FinSi</text:span></text:p>
      <text:p text:style-name="P26"><text:span text:style-name="T11">Si</text:span><text:span text:style-name="T6"> Non(C2) </text:span><text:span text:style-name="T11">Alors</text:span></text:p>
      <text:p text:style-name="P26"><text:span text:style-name="T6">P ← P + 1</text:span></text:p>
      <text:p text:style-name="P26"><text:span text:style-name="T11">FinSi</text:span></text:p>
      <text:p text:style-name="P26"><text:span text:style-name="T6">P ← P + acc</text:span></text:p>
      <text:p text:style-name="P26"><text:span text:style-name="T11">Si</text:span><text:span text:style-name="T6"> P &lt; 3 et C3 </text:span><text:span text:style-name="T11">Alors</text:span></text:p>
      <text:p text:style-name="P26"><text:span text:style-name="T6">P ← P – 1 </text:span></text:p>
      <text:p text:style-name="P26"><text:span text:style-name="T11">FinSi</text:span></text:p>
      <text:p text:style-name="P26"><text:span text:style-name="T11">Si</text:span><text:span text:style-name="T6"> P = -1 </text:span><text:span text:style-name="T11">Alors</text:span></text:p>
      <text:p text:style-name="P26"><text:span text:style-name="T6">situ ← "Bleu"</text:span></text:p>
      <text:p text:style-name="P26"><text:span text:style-name="T11">SinonSi </text:span><text:span text:style-name="T6">P = 0 </text:span><text:span text:style-name="T11">Alors</text:span></text:p>
      <text:p text:style-name="P26"><text:span text:style-name="T6">situ ← "Vert"</text:span></text:p>
      <text:p text:style-name="P26"><text:span text:style-name="T11">SinonSi</text:span><text:span text:style-name="T6"> P = 1 </text:span><text:span text:style-name="T11">Alors</text:span></text:p>
      <text:p text:style-name="P26"><text:span text:style-name="T6">situ ← "Orange"</text:span></text:p>
      <text:p text:style-name="P26"><text:span text:style-name="T11">SinonSi </text:span><text:span text:style-name="T6">P = 2 </text:span><text:span text:style-name="T11">Alors</text:span></text:p>
      <text:p text:style-name="P26"><text:span text:style-name="T6">situ ← </text:span><text:span text:style-name="T10">"Rouge"</text:span></text:p>
      <text:p text:style-name="P27"><text:span text:style-name="T11">Sinon</text:span></text:p>
      <text:p text:style-name="P28"><text:span text:style-name="T11">situ ← "Refusé"</text:span></text:p>
      <text:p text:style-name="P27"><text:span text:style-name="T11">FinSi</text:span></text:p>
      <text:p text:style-name="P14"><text:span text:style-name="T11">Ecrire </text:span><text:span text:style-name="T6">"Votre situation : ", situ</text:span></text:p>
      <text:p text:style-name="P14"><text:span text:style-name="T11">Fin</text:span></text:p>
      <text:p text:style-name="P14"><text:span text:style-name="T9"/></text:p>
      <text:p text:style-name="P15"><text:span text:style-name="T9">E</text:span><text:span text:style-name="T6">xercice 4.8</text:span></text:p>
      <text:p text:style-name="P15"><text:span text:style-name="T6"/></text:p>
      <text:p text:style-name="P15"><text:span text:style-name="T11">Variables </text:span><text:span text:style-name="T6">J, M, A, Jmax </text:span><text:span text:style-name="T11">en Numérique</text:span></text:p>
      <text:p text:style-name="P15"><text:span text:style-name="T11">Variables</text:span><text:span text:style-name="T6"> VJ, VM, B</text:span><text:span text:style-name="T11"> en Booleen</text:span></text:p>
      <text:p text:style-name="P15"><text:span text:style-name="T11">Début</text:span></text:p>
      <text:p text:style-name="P15"><text:span text:style-name="T11">Ecrire</text:span><text:span text:style-name="T6"> "Entrez le numéro du jour"</text:span></text:p>
      <text:p text:style-name="P15"><text:span text:style-name="T11">Lire </text:span><text:span text:style-name="T6">J</text:span></text:p>
      <text:p text:style-name="P15"><text:span text:style-name="T11">Ecrire </text:span><text:span text:style-name="T6">"Entrez le numéro du mois"</text:span></text:p>
      <text:p text:style-name="P15"><text:span text:style-name="T11">Lire </text:span><text:span text:style-name="T6">M</text:span></text:p>
      <text:p text:style-name="P15"><text:span text:style-name="T11">Ecrire</text:span><text:span text:style-name="T6"> "Entrez l’année"</text:span></text:p>
      <text:p text:style-name="P15"><text:span text:style-name="T11">Lire </text:span><text:span text:style-name="T6">A</text:span></text:p>
      <text:p text:style-name="P24"><text:span text:style-name="T11">B ← (A dp 4 et Non(A dp 100)) ou A dp 400</text:span></text:p>
      <text:p text:style-name="P24"><text:span text:style-name="T11">K1 ← (m=1 ou m=3 ou m=5 ou m=7 ou m=8 ou m=10 ou m=12) et J&gt;=1 et J=&lt;31)</text:span></text:p>
      <text:p text:style-name="P24"><text:span text:style-name="T11">K2 ← (m=4 ou m=6 ou m=9 ou m=11) et (J&gt;=1 et J=&lt;30)</text:span></text:p>
      <text:p text:style-name="P24"><text:span text:style-name="T11">K3 ← m=2 et B et J&gt;=1 et J=&lt;29</text:span></text:p>
      <text:p text:style-name="P24"><text:span text:style-name="T11">K4 ← m=2 et J&gt;=1 et J=&lt;28</text:span></text:p>
      <text:p text:style-name="P24"><text:span text:style-name="T15">Si</text:span><text:span text:style-name="T11"> K1 ou K2 ou K3 ou K4</text:span><text:span text:style-name="T15"> Alors</text:span></text:p>
      <text:p text:style-name="P24"><text:span text:style-name="T15">Ecrire</text:span><text:span text:style-name="T11"> "Date valide"</text:span></text:p>
      <text:p text:style-name="P24"><text:soft-page-break/><text:span text:style-name="T15">Sinon</text:span></text:p>
      <text:p text:style-name="P24"><text:span text:style-name="T15">Ecrire</text:span><text:span text:style-name="T11"> "Date non valide"</text:span></text:p>
      <text:p text:style-name="P24"><text:span text:style-name="T15">FinSi</text:span></text:p>
      <text:p text:style-name="P24"><text:span text:style-name="T15">Fin </text:span></text:p>
      <text:p text:style-name="P2"/>
      <text:p text:style-name="P2"/>
      <text:p text:style-name="P1"><text:span text:style-name="Source_20_Text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3:56:47.014785880</meta:creation-date>
    <meta:generator>LibreOffice/7.3.7.2$Linux_X86_64 LibreOffice_project/30$Build-2</meta:generator>
    <dc:date>2023-03-21T10:09:43.429732090</dc:date>
    <meta:editing-duration>PT13M35S</meta:editing-duration>
    <meta:editing-cycles>4</meta:editing-cycles>
    <meta:document-statistic meta:table-count="0" meta:image-count="0" meta:object-count="0" meta:page-count="5" meta:paragraph-count="172" meta:word-count="794" meta:character-count="3328" meta:non-whitespace-character-count="2698"/>
  </office:meta>
</office:document-meta>
</file>